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14b5d" officeooo:paragraph-rsid="00014b5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将对象序列化存储到硬盘中</text:p>
      <text:p text:style-name="P1"><text:s text:c="4"/>public static void writer(){</text:p>
      <text:p text:style-name="P1"><text:s text:c="4"/><text:tab/>//创建序列化的对象,传入一个字节流对象文件</text:p>
      <text:p text:style-name="P1"><text:s text:c="4"/><text:tab/>ObjectOutputStream os=null;</text:p>
      <text:p text:style-name="P1"><text:s text:c="4"/><text:tab/>try {</text:p>
      <text:p text:style-name="P1"><text:tab/><text:tab/> os=new ObjectOutputStream(new FileOutputStream("person.txt"));</text:p>
      <text:p text:style-name="P1"><text:tab/><text:tab/> Person p=new Person();</text:p>
      <text:p text:style-name="P1"><text:tab/><text:tab/> p.setName("张三");</text:p>
      <text:p text:style-name="P1"><text:tab/><text:tab/> p.setAge(14);</text:p>
      <text:p text:style-name="P1"><text:tab/><text:tab/> //调用对序列化流对象的写入方法</text:p>
      <text:p text:style-name="P1"><text:tab/><text:tab/> os.writeObject(p);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 catch (IO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finally{</text:p>
      <text:p text:style-name="P1"><text:tab/><text:tab/><text:tab/>try {</text:p>
      <text:p text:style-name="P1"><text:tab/><text:tab/><text:tab/><text:tab/>if(os!=null)</text:p>
      <text:p text:style-name="P1"><text:tab/><text:tab/><text:tab/><text:tab/>os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3.0.3$Windows_X86_64 LibreOffice_project/7074905676c47b82bbcfbea1aeefc84afe1c50e1</meta:generator>
    <dc:date>2017-12-31T13:09:32.949000000</dc:date>
    <meta:document-statistic meta:table-count="0" meta:image-count="0" meta:object-count="0" meta:page-count="1" meta:paragraph-count="26" meta:word-count="109" meta:character-count="611" meta:non-whitespace-character-count="495"/>
    <meta:user-defined meta:name="Info 1"/>
    <meta:user-defined meta:name="Info 2"/>
    <meta:user-defined meta:name="Info 3"/>
    <meta:user-defined meta:name="Info 4"/>
  </office:meta>
</office:document-meta>
</file>